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Volts</text:p>
          </table:table-cell>
          <table:table-cell office:value-type="string" calcext:value-type="string">
            <text:p>Amps</text:p>
          </table:table-cell>
          <table:table-cell table:style-name="ce1" office:value-type="string" calcext:value-type="string">
            <text:p>inefficiency</text:p>
          </table:table-cell>
          <table:table-cell office:value-type="string" calcext:value-type="string">
            <text:p>wat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 board</text:p>
          </table:table-cell>
          <table:table-cell office:value-type="float" office:value="19.5" calcext:value-type="float">
            <text:p>19.5</text:p>
          </table:table-cell>
          <table:table-cell office:value-type="float" office:value="1.2" calcext:value-type="float">
            <text:p>1.2</text:p>
          </table:table-cell>
          <table:table-cell table:style-name="ce1" office:value-type="percentage" office:value="0" calcext:value-type="percentage">
            <text:p>0.00%</text:p>
          </table:table-cell>
          <table:table-cell table:formula="of:=[.B2]*[.C2]*(1+[.D2])" office:value-type="float" office:value="23.4" calcext:value-type="float">
            <text:p>23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style-name="ce1" office:value-type="percentage" office:value="0.1" calcext:value-type="percentage">
            <text:p>10.00%</text:p>
          </table:table-cell>
          <table:table-cell table:formula="of:=[.B3]*[.C3]*(1+[.D3])" office:value-type="float" office:value="3.3" calcext:value-type="float">
            <text:p>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net</text:p>
          </table:table-cell>
          <table:table-cell office:value-type="float" office:value="12" calcext:value-type="float">
            <text:p>12</text:p>
          </table:table-cell>
          <table:table-cell office:value-type="float" office:value="0.416666" calcext:value-type="float">
            <text:p>0.416666</text:p>
          </table:table-cell>
          <table:table-cell table:style-name="ce1" office:value-type="percentage" office:value="0.2" calcext:value-type="percentage">
            <text:p>20.00%</text:p>
          </table:table-cell>
          <table:table-cell table:formula="of:=[.B4]*[.C4]*(1+[.D4])" office:value-type="float" office:value="5.9999904" calcext:value-type="float">
            <text:p>5.9999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ns</text:p>
          </table:table-cell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table:style-name="ce1" office:value-type="percentage" office:value="0.15" calcext:value-type="percentage">
            <text:p>15.00%</text:p>
          </table:table-cell>
          <table:table-cell table:formula="of:=[.B5]*[.C5]*(1+[.D5])" office:value-type="float" office:value="12.42" calcext:value-type="float">
            <text:p>12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[.B6]*[.C6]*(1+[.D6])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formula="of:=SUM([.E2:.E6])" office:value-type="float" office:value="50.6199904" calcext:value-type="float">
            <text:p>50.6199904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out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C13]*[.B13]" office:value-type="float" office:value="9.6" calcext:value-type="float">
            <text:p>9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20.27" calcext:value-type="float">
            <text:p>20.27</text:p>
          </table:table-cell>
          <table:table-cell office:value-type="float" office:value="0.55" calcext:value-type="float">
            <text:p>0.55</text:p>
          </table:table-cell>
          <table:table-cell/>
          <table:table-cell table:formula="of:=[.C14]*[.B14]" office:value-type="float" office:value="11.1485" calcext:value-type="float">
            <text:p>11.1485</text:p>
          </table:table-cell>
          <table:table-cell table:formula="of:=[.E13]/[.E14]" office:value-type="float" office:value="0.861102390456115" calcext:value-type="float">
            <text:p>0.8611023905</text:p>
          </table:table-cell>
          <table:table-cell office:value-type="string" calcext:value-type="string">
            <text:p>%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/00/0000</text:date>, <text:time style:data-style-name="N2" text:time-value="12:46:19.0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11:47:25.615000000</meta:creation-date>
    <dc:date>2017-03-31T13:38:11.162000000</dc:date>
    <meta:editing-duration>P1DT4H9M37S</meta:editing-duration>
    <meta:editing-cycles>2</meta:editing-cycles>
    <meta:generator>LibreOffice/5.0.2.2$Windows_x86 LibreOffice_project/37b43f919e4de5eeaca9b9755ed688758a8251fe</meta:generator>
    <meta:document-statistic meta:table-count="1" meta:cell-count="43" meta:object-count="0"/>
  </office:meta>
</office:document-meta>
</file>